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text-properties officeooo:paragraph-rsid="00b95d5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e9c52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be9c52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16f78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/>
      <style:text-properties officeooo:paragraph-rsid="00c16f78"/>
    </style:style>
    <style:style style:name="P2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c6511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e282f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17bc2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e282f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2457f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000000" style:font-name="Source Serif Pro1" fo:font-size="13.5pt" fo:letter-spacing="normal" fo:font-style="normal" fo:font-weight="normal" officeooo:paragraph-rsid="00a17bc2"/>
    </style:style>
    <style:style style:name="P35" style:family="paragraph" style:parent-style-name="Text_20_body">
      <style:text-properties officeooo:paragraph-rsid="00803ef2"/>
    </style:style>
    <style:style style:name="P36" style:family="paragraph" style:parent-style-name="Text_20_body">
      <style:text-properties officeooo:paragraph-rsid="0085e0e4"/>
    </style:style>
    <style:style style:name="P37" style:family="paragraph" style:parent-style-name="Text_20_body">
      <style:text-properties officeooo:paragraph-rsid="008b7969"/>
    </style:style>
    <style:style style:name="P38" style:family="paragraph" style:parent-style-name="Text_20_body">
      <style:text-properties officeooo:paragraph-rsid="008f1871"/>
    </style:style>
    <style:style style:name="P39" style:family="paragraph" style:parent-style-name="Text_20_body">
      <style:text-properties officeooo:paragraph-rsid="00933d38"/>
    </style:style>
    <style:style style:name="P40" style:family="paragraph" style:parent-style-name="Text_20_body">
      <style:text-properties officeooo:paragraph-rsid="00957f0f"/>
    </style:style>
    <style:style style:name="P41" style:family="paragraph" style:parent-style-name="Text_20_body">
      <style:text-properties officeooo:paragraph-rsid="00a17bc2"/>
    </style:style>
    <style:style style:name="P42" style:family="paragraph" style:parent-style-name="Text_20_body">
      <style:text-properties officeooo:paragraph-rsid="00a20add"/>
    </style:style>
    <style:style style:name="P43" style:family="paragraph" style:parent-style-name="Text_20_body">
      <style:text-properties officeooo:paragraph-rsid="00a7bd2c"/>
    </style:style>
    <style:style style:name="P44" style:family="paragraph" style:parent-style-name="Preformatted_20_Text">
      <style:text-properties officeooo:paragraph-rsid="007a11fe"/>
    </style:style>
    <style:style style:name="P45" style:family="paragraph" style:parent-style-name="Preformatted_20_Text">
      <style:text-properties officeooo:paragraph-rsid="00933d38"/>
    </style:style>
    <style:style style:name="P46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47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48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P4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P5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P52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" style:family="text">
      <style:text-properties fo:font-variant="normal" fo:text-transform="none" fo:color="#3d464d" fo:font-size="13.5pt" fo:letter-spacing="normal" fo:font-style="normal" fo:font-weight="bold" officeooo:rsid="00be9c52" fo:background-color="#ffffff" loext:char-shading-value="0" style:font-size-asian="14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20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2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24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3d464d" style:font-name="Source Serif Pro1" fo:font-size="10pt" fo:letter-spacing="normal" fo:font-style="normal" fo:font-weight="normal" officeooo:rsid="0085e0e4" fo:background-color="#ffffff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8" style:family="text">
      <style:text-properties fo:font-variant="normal" fo:text-transform="none" fo:color="#3d464d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9" style:family="text">
      <style:text-properties fo:font-variant="normal" fo:text-transform="none" fo:color="#3d464d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3d464d" style:font-name="Consolas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33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000000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35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36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7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40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41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42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57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58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9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61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67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1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7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8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9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0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91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0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11" style:family="text">
      <style:text-properties fo:font-variant="normal" fo:text-transform="none" fo:color="#000000" style:font-name="Source Serif Pro1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112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3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4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0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1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22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3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4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6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7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8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29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31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32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33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34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35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36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37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38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39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0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41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42" style:family="text">
      <style:text-properties fo:font-variant="normal" fo:text-transform="none" fo:color="#0077aa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3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44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45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46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47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8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49" style:family="text">
      <style:text-properties fo:font-variant="normal" fo:text-transform="none" fo:color="#99999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0" style:family="text">
      <style:text-properties fo:font-variant="normal" fo:text-transform="none" fo:color="#999999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52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54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6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57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58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62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3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4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5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6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7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8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9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0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71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72" style:family="text">
      <style:text-properties fo:font-variant="normal" fo:text-transform="none" fo:color="#83ad6d" style:font-name="Source Serif Pro1" fo:font-size="12.7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73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74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75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76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77" style:family="text">
      <style:text-properties fo:font-variant="normal" fo:text-transform="none" fo:color="#669900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7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79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80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81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82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183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184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5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86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87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8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89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190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1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2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3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4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95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96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7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0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01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2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4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05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6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7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8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9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0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1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14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5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16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17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8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19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20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1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22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23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24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25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26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27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28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29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30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31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32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33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34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35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6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37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38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39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40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1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2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43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44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45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46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7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8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49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50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1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52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53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4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55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6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7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8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59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0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1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3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4" style:family="text">
      <style:text-properties fo:font-variant="normal" fo:text-transform="none" fo:color="#a67f5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5" style:family="text">
      <style:text-properties fo:font-variant="normal" fo:text-transform="none" fo:color="#007ffe" style:font-name="Consolas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66" style:family="text">
      <style:text-properties fo:color="#000000" style:font-name="Source Serif Pro" fo:font-weight="normal"/>
    </style:style>
    <style:style style:name="T267" style:family="text">
      <style:text-properties fo:color="#000000" style:font-name="Source Serif Pro" fo:font-weight="normal" loext:padding="0cm" loext:border="none"/>
    </style:style>
    <style:style style:name="T268" style:family="text">
      <style:text-properties fo:color="#000000" style:font-name="Source Serif Pro" fo:font-weight="normal" fo:background-color="#ffffff" loext:char-shading-value="0"/>
    </style:style>
    <style:style style:name="T269" style:family="text">
      <style:text-properties fo:color="#000000" style:font-name="Source Serif Pro" officeooo:rsid="002d8038"/>
    </style:style>
    <style:style style:name="T270" style:family="text">
      <style:text-properties fo:color="#000000" style:font-name="Source Serif Pro" fo:font-style="normal" officeooo:rsid="00608f67" style:font-style-asian="normal" style:font-style-complex="normal"/>
    </style:style>
    <style:style style:name="T271" style:family="text">
      <style:text-properties fo:color="#000000" style:font-name="Source Serif Pro" fo:font-style="normal" officeooo:rsid="00740e8f" style:font-style-asian="normal" style:font-style-complex="normal"/>
    </style:style>
    <style:style style:name="T272" style:family="text">
      <style:text-properties fo:color="#000000" fo:background-color="#ffffff" loext:char-shading-value="0"/>
    </style:style>
    <style:style style:name="T273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74" style:family="text">
      <style:text-properties fo:color="#000000" fo:font-size="14pt" fo:font-weight="bold" officeooo:rsid="00b2457f" fo:background-color="#ffffff" loext:char-shading-value="0" style:font-size-asian="14pt" style:font-weight-asian="bold" style:font-size-complex="14pt" style:font-weight-complex="bold"/>
    </style:style>
    <style:style style:name="T275" style:family="text">
      <style:text-properties fo:color="#000000" fo:font-size="14pt" fo:font-weight="bold" officeooo:rsid="00b88e73" fo:background-color="#ffffff" loext:char-shading-value="0" style:font-size-asian="14pt" style:font-weight-asian="bold" style:font-size-complex="14pt" style:font-weight-complex="bold"/>
    </style:style>
    <style:style style:name="T276" style:family="text">
      <style:text-properties fo:color="#000000" fo:font-size="14pt" fo:background-color="#ffffff" loext:char-shading-value="0" style:font-size-asian="14pt" style:font-weight-asian="normal" style:font-size-complex="14pt" style:font-weight-complex="normal"/>
    </style:style>
    <style:style style:name="T277" style:family="text">
      <style:text-properties fo:color="#000000" fo:font-size="14pt" officeooo:rsid="00ac6511" fo:background-color="#ffffff" loext:char-shading-value="0" style:font-size-asian="14pt" style:font-weight-asian="normal" style:font-size-complex="14pt" style:font-weight-complex="normal"/>
    </style:style>
    <style:style style:name="T278" style:family="text">
      <style:text-properties fo:color="#000000" fo:font-size="14pt" officeooo:rsid="00ade02f" fo:background-color="#ffffff" loext:char-shading-value="0" style:font-size-asian="14pt" style:font-weight-asian="normal" style:font-size-complex="14pt" style:font-weight-complex="normal"/>
    </style:style>
    <style:style style:name="T279" style:family="text">
      <style:text-properties fo:color="#000000" fo:font-size="14pt" officeooo:rsid="00ae282f" fo:background-color="#ffffff" loext:char-shading-value="0" style:font-size-asian="14pt" style:font-weight-asian="normal" style:font-size-complex="14pt" style:font-weight-complex="normal"/>
    </style:style>
    <style:style style:name="T280" style:family="text">
      <style:text-properties fo:color="#000000" fo:font-size="14pt" officeooo:rsid="00b2457f" fo:background-color="#ffffff" loext:char-shading-value="0" style:font-size-asian="14pt" style:font-weight-asian="normal" style:font-size-complex="14pt" style:font-weight-complex="normal"/>
    </style:style>
    <style:style style:name="T281" style:family="text">
      <style:text-properties fo:color="#000000" fo:font-size="14pt" officeooo:rsid="00b3fa13" fo:background-color="#ffffff" loext:char-shading-value="0" style:font-size-asian="14pt" style:font-weight-asian="normal" style:font-size-complex="14pt" style:font-weight-complex="normal"/>
    </style:style>
    <style:style style:name="T282" style:family="text">
      <style:text-properties fo:color="#000000" fo:font-size="14pt" officeooo:rsid="00b77610" fo:background-color="#ffffff" loext:char-shading-value="0" style:font-size-asian="14pt" style:font-weight-asian="normal" style:font-size-complex="14pt" style:font-weight-complex="normal"/>
    </style:style>
    <style:style style:name="T283" style:family="text">
      <style:text-properties fo:color="#000000"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284" style:family="text">
      <style:text-properties style:font-weight-asian="normal" style:font-weight-complex="normal"/>
    </style:style>
    <style:style style:name="T285" style:family="text">
      <style:text-properties fo:color="#999999" style:font-name="Source Serif Pro" fo:font-weight="normal" loext:padding="0cm" loext:border="none"/>
    </style:style>
    <style:style style:name="T286" style:family="text">
      <style:text-properties fo:color="#999999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7" style:family="text">
      <style:text-properties fo:color="#999999" style:font-name="Consolas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8" style:family="text">
      <style:text-properties fo:color="#0077aa" style:font-name="Source Serif Pro" fo:font-weight="normal" loext:padding="0cm" loext:border="none"/>
    </style:style>
    <style:style style:name="T289" style:family="text">
      <style:text-properties fo:color="#0077aa" fo:font-weight="bold" style:font-weight-asian="bold" style:font-weight-complex="bold"/>
    </style:style>
    <style:style style:name="T290" style:family="text">
      <style:text-properties fo:color="#0077aa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91" style:family="text">
      <style:text-properties fo:color="#003d73" style:font-name="Source Serif Pro" fo:font-weight="normal" loext:padding="0cm" loext:border="none"/>
    </style:style>
    <style:style style:name="T292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293" style:family="text">
      <style:text-properties style:font-name="Source Serif Pro"/>
    </style:style>
    <style:style style:name="T294" style:family="text">
      <style:text-properties style:font-name="Source Serif Pro" fo:font-weight="normal" loext:padding="0cm" loext:border="none"/>
    </style:style>
    <style:style style:name="T295" style:family="text">
      <style:text-properties style:font-name="Source Serif Pro" fo:font-style="normal" style:font-style-asian="normal" style:font-style-complex="normal"/>
    </style:style>
    <style:style style:name="T296" style:family="text">
      <style:text-properties style:font-name="Source Serif Pro" fo:font-style="normal" officeooo:rsid="005ef583" style:font-style-asian="normal" style:font-style-complex="normal"/>
    </style:style>
    <style:style style:name="T297" style:family="text">
      <style:text-properties style:font-name="Source Serif Pro" fo:font-style="normal" officeooo:rsid="006b1e68" style:font-style-asian="normal" style:font-style-complex="normal"/>
    </style:style>
    <style:style style:name="T298" style:family="text">
      <style:text-properties style:font-name="Source Serif Pro" fo:font-style="normal" officeooo:rsid="006fa8e1" style:font-style-asian="normal" style:font-style-complex="normal"/>
    </style:style>
    <style:style style:name="T299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300" style:family="text">
      <style:text-properties style:font-name="Source Serif Pro" fo:font-size="12pt" style:font-size-asian="12pt" style:font-size-complex="12pt"/>
    </style:style>
    <style:style style:name="T301" style:family="text">
      <style:text-properties fo:color="#333333" style:font-name="Source Serif Pro" style:font-name-asian="Monaco" style:font-name-complex="Monaco"/>
    </style:style>
    <style:style style:name="T302" style:family="text">
      <style:text-properties fo:color="#00381f" style:font-name="Source Serif Pro" fo:font-weight="normal" loext:padding="0cm" loext:border="none"/>
    </style:style>
    <style:style style:name="T303" style:family="text">
      <style:text-properties fo:color="#00381f" style:font-name="Source Serif Pro" fo:font-weight="bold" fo:background-color="#ffffff" loext:char-shading-value="0" style:font-weight-asian="bold" style:font-weight-complex="bold"/>
    </style:style>
    <style:style style:name="T304" style:family="text">
      <style:text-properties style:font-name="Source Serif Pro1" officeooo:rsid="00b88e73" fo:background-color="#ffffff" loext:char-shading-value="0" style:font-size-asian="14pt" style:font-weight-asian="normal" style:font-size-complex="14pt" style:font-weight-complex="normal"/>
    </style:style>
    <style:style style:name="T305" style:family="text">
      <style:text-properties style:font-name="Source Serif Pro1" officeooo:rsid="00be9c52" fo:background-color="#ffffff" loext:char-shading-value="0" style:font-size-asian="14pt" style:font-weight-asian="normal" style:font-size-complex="14pt" style:font-weight-complex="normal"/>
    </style:style>
    <style:style style:name="T306" style:family="text">
      <style:text-properties style:font-name="Source Serif Pro1" fo:font-weight="bold" officeooo:rsid="00ade02f" fo:background-color="#ffffff" loext:char-shading-value="0" style:font-size-asian="14pt" style:font-weight-asian="bold" style:font-size-complex="14pt" style:font-weight-complex="bold"/>
    </style:style>
    <style:style style:name="T307" style:family="text">
      <style:text-properties style:font-name="Source Serif Pro1" officeooo:rsid="00be9c52" fo:background-color="#fff200" loext:char-shading-value="0" style:font-size-asian="14pt" style:font-weight-asian="normal" style:font-size-complex="14pt" style:font-weight-complex="normal"/>
    </style:style>
    <style:style style:name="T308" style:family="text">
      <style:text-properties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09" style:family="text">
      <style:text-properties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10" style:family="text">
      <style:text-properties fo:font-size="14pt" fo:font-weight="bold" style:font-size-asian="14pt" style:font-weight-asian="bold" style:font-size-complex="14pt" style:font-weight-complex="bold"/>
    </style:style>
    <style:style style:name="T311" style:family="text">
      <style:text-properties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284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7">as propriedades que contenham</text:span><text:span text:style-name="T9"> </text:span><text:span text:style-name="T10">( </text:span><text:span text:style-name="Source_20_Text"><text:span text:style-name="T39">_</text:span></text:span><text:span text:style-name="T19"> </text:span><text:span text:style-name="Strong_20_Emphasis"><text:span text:style-name="Emphasis"><text:span text:style-name="T15">underline</text:span></text:span></text:span><text:span text:style-name="T20"> ) </text:span><text:span text:style-name="T9">s</text:span><text:span text:style-name="T7">ó poderão ser acessadas pelos próprios métodos da classe.</text:span></text:p>
      <text:p text:style-name="Standard"><text:span text:style-name="T152">J</text:span><text:span text:style-name="T156">avaScript não possui uma sintaxe própria para definir propriedades privadas e devido a isso é muito comum declarar as propriedades prefixadas com</text:span><text:span text:style-name="T157"> </text:span><text:span text:style-name="T158">(</text:span><text:span text:style-name="Source_20_Text"><text:span text:style-name="T159">_</text:span></text:span><text:span text:style-name="Emphasis"><text:span text:style-name="T161">underline</text:span></text:span><text:span text:style-name="Source_20_Text"><text:span text:style-name="T160"> </text:span></text:span><text:span text:style-name="Source_20_Text"><text:span text:style-name="T158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33">g</text:span></text:span><text:span text:style-name="Source_20_Text"><text:span text:style-name="T134">et</text:span></text:span><text:span text:style-name="Source_20_Text"><text:span text:style-name="T42">V</text:span></text:span><text:span text:style-name="Source_20_Text"><text:span text:style-name="T43">olume</text:span></text:span><text:span text:style-name="Source_20_Text"><text:span text:style-name="T45">()</text:span></text:span><text:span text:style-name="Source_20_Text"><text:span text:style-name="T46">{};</text:span></text:span></text:p>
      <text:p text:style-name="Standard"><text:span text:style-name="Source_20_Text"><text:span text:style-name="T293">obj.getVolume() ;</text:span></text:span></text:p>
      <text:p text:style-name="Standard"><text:span text:style-name="Source_20_Text"><text:span text:style-name="T293"><text:tab/></text:span></text:span></text:p>
      <text:p text:style-name="Standard"><text:span text:style-name="Source_20_Text"><text:span text:style-name="T135">get</text:span></text:span><text:span text:style-name="Source_20_Text"><text:span text:style-name="T11"> </text:span></text:span><text:span text:style-name="Source_20_Text"><text:span text:style-name="T47">volume()</text:span></text:span><text:span text:style-name="Source_20_Text"><text:span text:style-name="T49">{}</text:span></text:span><text:span text:style-name="Source_20_Text"><text:span text:style-name="T47">;</text:span></text:span></text:p>
      <text:p text:style-name="Standard"><text:span text:style-name="Source_20_Text"><text:span text:style-name="T293">obj.volume;</text:span></text:span></text:p>
      <text:p text:style-name="Standard"><text:span text:style-name="Source_20_Text"><text:span text:style-name="T293"/></text:span></text:p>
      <text:p text:style-name="Standard"><text:span text:style-name="Source_20_Text"><text:span text:style-name="T136">O</text:span></text:span><text:span text:style-name="Source_20_Text"><text:span text:style-name="T137">bject.freeze()</text:span></text:span><text:span text:style-name="Source_20_Text"><text:span text:style-name="T48"> - congela um objeto</text:span></text:span></text:p>
      <text:p text:style-name="Standard"><text:span text:style-name="Source_20_Text"><text:span text:style-name="T293">pode impedir da classe ser alterada</text:span></text:span></text:p>
      <text:p text:style-name="Standard"><text:span text:style-name="Source_20_Text"><text:span text:style-name="T293"/></text:span></text:p>
      <text:p text:style-name="P1"/>
      <text:p text:style-name="P1"><text:span text:style-name="T130">v</text:span><text:span text:style-name="T129">ar</text:span><text:span text:style-name="T132"> </text:span><text:span text:style-name="T173">- Pode ser acessada fora de um bloco </text:span></text:p>
      <text:p text:style-name="P1"><text:span text:style-name="T129">let</text:span><text:span text:style-name="T173"> - Não é acessada fora de um bloco</text:span><text:span text:style-name="T171"> </text:span><text:span text:style-name="T173">e o JavaScript lançará um erro se a mesma for declarada mais de uma vez.</text:span></text:p>
      <text:p text:style-name="P3"><text:span text:style-name="T289">this.</text:span>variavel – É um atributo de instancia</text:p>
      <text:p text:style-name="P1"/>
      <text:p text:style-name="Standard"><text:span text:style-name="Source_20_Text"><text:span text:style-name="T251">Date</text:span></text:span><text:span text:style-name="Source_20_Text"><text:span text:style-name="T252">()</text:span></text:span><text:span text:style-name="T8"> é uma </text:span><text:span text:style-name="Strong_20_Emphasis"><text:span text:style-name="T16">função construtora</text:span></text:span><text:span text:style-name="T8">.</text:span></text:p>
      <text:p text:style-name="P1"/>
      <text:p text:style-name="P1">– Algumas funçoes construtoras são parecidas com classes.</text:p>
      <text:p text:style-name="P1"/>
      <text:p text:style-name="P1"><text:span text:style-name="T131">onclick</text:span><text:span text:style-name="T32">=</text:span><text:span text:style-name="T174">"negociacaoController</text:span><text:span text:style-name="T32">.</text:span><text:span text:style-name="T174">adiciona</text:span><text:span text:style-name="T32">(</text:span><text:span text:style-name="T174">event</text:span><text:span text:style-name="T32">)</text:span><text:span text:style-name="T174">”</text:span><text:span text:style-name="T215"> </text:span><text:span text:style-name="T32">– </text:span><text:span text:style-name="T33">Pode ser colocada dentro da TAG html</text:span></text:p>
      <text:p text:style-name="P1"/>
      <text:p text:style-name="P1"/>
      <text:p text:style-name="Standard"><text:span text:style-name="T266">JavaScript possui um objeto especial para representar datas, o obj</text:span><text:span text:style-name="T268">eto </text:span><text:span text:style-name="Source_20_Text"><text:span text:style-name="T303">Date</text:span></text:span><text:span text:style-name="T268">. Sua</text:span><text:span text:style-name="T266"> criação é direta:</text:span></text:p>
      <text:p text:style-name="Standard"><text:span text:style-name="Source_20_Text"><text:span text:style-name="T291">let</text:span></text:span><text:span text:style-name="Source_20_Text"><text:span text:style-name="T294"> </text:span></text:span><text:span text:style-name="Source_20_Text"><text:span text:style-name="T267">hoje</text:span></text:span><text:span text:style-name="Source_20_Text"><text:span text:style-name="T294"> </text:span></text:span><text:span text:style-name="Source_20_Text"><text:span text:style-name="T285">=</text:span></text:span><text:span text:style-name="Source_20_Text"><text:span text:style-name="T294"> </text:span></text:span><text:span text:style-name="Source_20_Text"><text:span text:style-name="T288">new</text:span></text:span><text:span text:style-name="Source_20_Text"><text:span text:style-name="T294"> </text:span></text:span><text:span text:style-name="Source_20_Text"><text:span text:style-name="T302">Date</text:span></text:span><text:span text:style-name="Source_20_Text"><text:span text:style-name="T285">();</text:span></text:span></text:p>
      <text:p text:style-name="P1"/>
      <text:p text:style-name="P1"/>
      <text:p text:style-name="Standard"><text:span text:style-name="Source_20_Text"><text:span text:style-name="T13">adiciona</text:span></text:span><text:span text:style-name="Source_20_Text"><text:span text:style-name="T143">(</text:span></text:span><text:span text:style-name="Source_20_Text"><text:span text:style-name="T138">event</text:span></text:span><text:span text:style-name="Source_20_Text"><text:span text:style-name="T143">)</text:span></text:span><text:span text:style-name="Source_20_Text"><text:span text:style-name="T13"> </text:span></text:span><text:span text:style-name="Source_20_Text"><text:span text:style-name="T227">{</text:span></text:span></text:p>
      <text:p text:style-name="Standard"><text:span text:style-name="T269"><text:s/><text:tab/></text:span><text:span text:style-name="Source_20_Text"><text:span text:style-name="T138">event</text:span></text:span><text:span text:style-name="Source_20_Text"><text:span text:style-name="T143">.</text:span></text:span><text:span text:style-name="Source_20_Text"><text:span text:style-name="T13">preventDefault</text:span></text:span><text:span text:style-name="Source_20_Text"><text:span text:style-name="T143">();</text:span></text:span></text:p>
      <text:p text:style-name="Standard"><text:span text:style-name="T269"><text:tab/> </text:span><text:span text:style-name="Source_20_Text"><text:span text:style-name="T144"><text:s/></text:span></text:span><text:span text:style-name="Source_20_Text"><text:span text:style-name="T13">let $ </text:span></text:span><text:span text:style-name="Source_20_Text"><text:span text:style-name="T143">=</text:span></text:span><text:span text:style-name="Source_20_Text"><text:span text:style-name="T13"> document</text:span></text:span><text:span text:style-name="Source_20_Text"><text:span text:style-name="T143">.</text:span></text:span><text:span text:style-name="Source_20_Text"><text:span text:style-name="T13">querySelector</text:span></text:span><text:span text:style-name="Source_20_Text"><text:span text:style-name="T143">.</text:span></text:span><text:span text:style-name="Source_20_Text"><text:span text:style-name="T13">bind</text:span></text:span><text:span text:style-name="Source_20_Text"><text:span text:style-name="T143">(</text:span></text:span><text:span text:style-name="Source_20_Text"><text:span text:style-name="T13">document</text:span></text:span><text:span text:style-name="Source_20_Text"><text:span text:style-name="T143">);</text:span></text:span></text:p>
      <text:p text:style-name="Standard"><text:span text:style-name="Source_20_Text"><text:span text:style-name="T144"><text:tab/> <text:s/></text:span></text:span><text:span text:style-name="Source_20_Text"><text:span text:style-name="T13">let inputData </text:span></text:span><text:span text:style-name="Source_20_Text"><text:span text:style-name="T143">=</text:span></text:span><text:span text:style-name="Source_20_Text"><text:span text:style-name="T13"> $</text:span></text:span><text:span text:style-name="Source_20_Text"><text:span text:style-name="T143">(</text:span></text:span><text:span text:style-name="Source_20_Text"><text:span text:style-name="T175">'#data'</text:span></text:span><text:span text:style-name="Source_20_Text"><text:span text:style-name="T143">);</text:span></text:span></text:p>
      <text:p text:style-name="Standard"><text:soft-page-break/><text:span text:style-name="Source_20_Text"><text:span text:style-name="T145"><text:tab/></text:span></text:span><text:span text:style-name="Source_20_Text"><text:span text:style-name="T228">}</text:span></text:span></text:p>
      <text:p text:style-name="Standard"><text:span text:style-name="Source_20_Text"><text:span text:style-name="T293"/></text:span></text:p>
      <text:p text:style-name="Standard"><text:span text:style-name="T44">Para melhorar a performance, adicionaremos o </text:span><text:span text:style-name="Source_20_Text"><text:span text:style-name="T44">constructor</text:span></text:span><text:span text:style-name="T44"> e moveremos os </text:span><text:span text:style-name="Source_20_Text"><text:span text:style-name="T44">input</text:span></text:span><text:span text:style-name="T44">s para dentro dele. Mas em vez de criarmos uma variável, criaremos atributos de instâncias com o </text:span><text:span text:style-name="Source_20_Text"><text:span text:style-name="T44">this</text:span></text:span><text:span text:style-name="T44">.</text:span></text:p>
      <text:p text:style-name="Standard"><text:span text:style-name="Source_20_Text"><text:span text:style-name="T293"/></text:span></text:p>
      <text:p text:style-name="Standard"><text:span text:style-name="Source_20_Text"><text:span text:style-name="T179">constructor()</text:span></text:span><text:span text:style-name="Source_20_Text"><text:span text:style-name="T228">{</text:span></text:span></text:p>
      <text:p text:style-name="Standard"><text:span text:style-name="Source_20_Text"><text:span text:style-name="T145"><text:tab/></text:span></text:span><text:span text:style-name="Source_20_Text"><text:span text:style-name="T143"> </text:span></text:span><text:span text:style-name="Source_20_Text"><text:span text:style-name="T228">let $ = document.querySelector.bind(document);</text:span></text:span></text:p>
      <text:p text:style-name="Standard"><text:span text:style-name="Source_20_Text"><text:span text:style-name="T143"><text:tab/> </text:span></text:span><text:span text:style-name="Source_20_Text"><text:span text:style-name="T182">this._</text:span></text:span><text:span text:style-name="Source_20_Text"><text:span text:style-name="T228">inputData = $(</text:span></text:span><text:span text:style-name="Source_20_Text"><text:span text:style-name="T176">'#data'</text:span></text:span><text:span text:style-name="Source_20_Text"><text:span text:style-name="T228">);</text:span></text:span></text:p>
      <text:p text:style-name="Standard"><text:span text:style-name="Source_20_Text"><text:span text:style-name="T293">}</text:span></text:span></text:p>
      <text:p text:style-name="Standard"><text:span text:style-name="Source_20_Text"><text:span text:style-name="T293">Ele percorre a arvore até chegar nos Ids uma única vez</text:span></text:span></text:p>
      <text:p text:style-name="Standard"><text:span text:style-name="Source_20_Text"><text:span text:style-name="T293"/></text:span></text:p>
      <text:p text:style-name="Standard"><text:span text:style-name="Source_20_Text"><text:span text:style-name="T179">.bind(document) –</text:span></text:span><text:span text:style-name="Source_20_Text"><text:span text:style-name="T229"> </text:span></text:span><text:span text:style-name="Source_20_Text"><text:span text:style-name="T230">Mantem a associação com o </text:span></text:span><text:span text:style-name="Source_20_Text"><text:span text:style-name="T180">document</text:span></text:span></text:p>
      <text:p text:style-name="Standard"><text:span text:style-name="Source_20_Text"><text:span text:style-name="T293"><text:s/></text:span></text:span></text:p>
      <text:p text:style-name="Standard"><text:span text:style-name="Source_20_Text"><text:span text:style-name="T181">… </text:span></text:span><text:span text:style-name="Source_20_Text"><text:span text:style-name="T61">–</text:span></text:span><text:span text:style-name="Source_20_Text"><text:span text:style-name="T66"> </text:span></text:span><text:span text:style-name="Source_20_Text"><text:span text:style-name="T67">C</text:span></text:span><text:span text:style-name="Source_20_Text"><text:span text:style-name="T68">om este </text:span></text:span><text:span text:style-name="Source_20_Text"><text:span text:style-name="Emphasis"><text:span text:style-name="T62">spread operator</text:span></text:span></text:span><text:span text:style-name="Source_20_Text"><text:span text:style-name="T68">, indicamos que </text:span></text:span><text:span text:style-name="Source_20_Text"><text:span text:style-name="T69">o </text:span></text:span><text:span text:style-name="Source_20_Text"><text:span text:style-name="Emphasis"><text:span text:style-name="T62">array</text:span></text:span></text:span><text:span text:style-name="Source_20_Text"><text:span text:style-name="T69"> será</text:span></text:span><text:span text:style-name="Source_20_Text"><text:span text:style-name="T68"> desmembrado</text:span></text:span></text:p>
      <text:p text:style-name="Standard"><text:span text:style-name="Source_20_Text"><text:span text:style-name="T293"/></text:span></text:p>
      <text:p text:style-name="Standard"><text:span text:style-name="Source_20_Text"><text:span text:style-name="T186">.</text:span></text:span><text:span text:style-name="Source_20_Text"><text:span text:style-name="T187">map</text:span></text:span><text:span text:style-name="Source_20_Text"><text:span text:style-name="T235">(</text:span></text:span><text:span text:style-name="Source_20_Text"><text:span text:style-name="T190">function</text:span></text:span><text:span text:style-name="Source_20_Text"><text:span text:style-name="T235">(</text:span></text:span><text:span text:style-name="Source_20_Text"><text:span text:style-name="T209">intem</text:span></text:span><text:span text:style-name="Source_20_Text"><text:span text:style-name="T235">, </text:span></text:span><text:span text:style-name="Source_20_Text"><text:span text:style-name="T209">indice</text:span></text:span><text:span text:style-name="Source_20_Text"><text:span text:style-name="T235">){return </text:span></text:span><text:span text:style-name="Source_20_Text"><text:span text:style-name="T209">item</text:span></text:span><text:span text:style-name="Source_20_Text"><text:span text:style-name="T235"> - </text:span></text:span><text:span text:style-name="Source_20_Text"><text:span text:style-name="T209">indice</text:span></text:span><text:span text:style-name="Source_20_Text"><text:span text:style-name="T235"> % 2}));</text:span></text:span><text:span text:style-name="Source_20_Text"><text:span text:style-name="T185"> </text:span></text:span><text:span text:style-name="Source_20_Text"><text:span text:style-name="T153">0 modulo de 2</text:span></text:span><text:span text:style-name="Source_20_Text"><text:span text:style-name="T231"> </text:span></text:span></text:p>
      <text:p text:style-name="Standard"><text:span text:style-name="Source_20_Text"><text:span text:style-name="T231"/></text:span></text:p>
      <text:p text:style-name="Standard"><text:span text:style-name="Source_20_Text"><text:span text:style-name="Emphasis"><text:span text:style-name="T232">com </text:span></text:span></text:span><text:span text:style-name="Source_20_Text"><text:span text:style-name="Emphasis"><text:span text:style-name="T233">A</text:span></text:span></text:span><text:span text:style-name="Source_20_Text"><text:span text:style-name="Emphasis"><text:span text:style-name="T234">rrow functions: </text:span></text:span></text:span></text:p>
      <text:p text:style-name="Standard"><text:span text:style-name="Emphasis"><text:span text:style-name="T234"/></text:span></text:p>
      <text:p text:style-name="Standard"><text:span text:style-name="Emphasis"><text:span text:style-name="T188">.map</text:span></text:span><text:span text:style-name="Emphasis"><text:span text:style-name="T236">((</text:span></text:span><text:span text:style-name="Emphasis"><text:span text:style-name="T213">item</text:span></text:span><text:span text:style-name="Emphasis"><text:span text:style-name="T236">, </text:span></text:span><text:span text:style-name="Emphasis"><text:span text:style-name="T213">indice</text:span></text:span><text:span text:style-name="Emphasis"><text:span text:style-name="T236">) </text:span></text:span><text:span text:style-name="Emphasis"><text:span text:style-name="T184">=&gt;</text:span></text:span><text:span text:style-name="Emphasis"><text:span text:style-name="T236"> </text:span></text:span><text:span text:style-name="Emphasis"><text:span text:style-name="T213">item</text:span></text:span><text:span text:style-name="Emphasis"><text:span text:style-name="T236"> - </text:span></text:span><text:span text:style-name="Emphasis"><text:span text:style-name="T213">indice</text:span></text:span><text:span text:style-name="Emphasis"><text:span text:style-name="T236"> % 2));</text:span></text:span></text:p>
      <text:p text:style-name="Standard"><text:span text:style-name="Emphasis"><text:span text:style-name="T295">Deixa o codigo menos verboso</text:span></text:span></text:p>
      <text:p text:style-name="P15"><text:span text:style-name="Emphasis"><text:span text:style-name="T301"/></text:span></text:p>
      <text:p text:style-name="P14"><text:span text:style-name="Emphasis"><text:span text:style-name="Strong_20_Emphasis"><text:span text:style-name="T57">O que </text:span></text:span></text:span><text:span text:style-name="Emphasis"><text:span text:style-name="Strong_20_Emphasis"><text:span text:style-name="Source_20_Text"><text:span text:style-name="T238">map()</text:span></text:span></text:span></text:span><text:span text:style-name="Emphasis"><text:span text:style-name="Strong_20_Emphasis"><text:span text:style-name="T237"> </text:span></text:span></text:span><text:span text:style-name="Emphasis"><text:span text:style-name="Strong_20_Emphasis"><text:span text:style-name="T57">faz</text:span></text:span></text:span><text:span text:style-name="Emphasis"><text:span text:style-name="T41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39">map()</text:span></text:span></text:span><text:span text:style-name="Emphasis"><text:span text:style-name="T41">retorna o novo array com todos os elementos “traduzidos”</text:span></text:span></text:p>
      <text:p text:style-name="P14"><text:span text:style-name="Emphasis"><text:span text:style-name="T41"/></text:span></text:p>
      <text:p text:style-name="P16"><text:span text:style-name="Emphasis"><text:span text:style-name="T240">var</text:span></text:span><text:span text:style-name="Emphasis"><text:span text:style-name="T241"> </text:span></text:span><text:span text:style-name="Emphasis"><text:span text:style-name="T242">array</text:span></text:span><text:span text:style-name="Emphasis"><text:span text:style-name="T241"> = </text:span></text:span><text:span text:style-name="Emphasis"><text:span text:style-name="T221">[</text:span></text:span><text:span text:style-name="Emphasis"><text:span text:style-name="T241"> </text:span></text:span><text:span text:style-name="Emphasis"><text:span text:style-name="T245">1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4">2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3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4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5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6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7</text:span></text:span><text:span text:style-name="Emphasis"><text:span text:style-name="T221">,</text:span></text:span><text:span text:style-name="Emphasis"><text:span text:style-name="T241"> </text:span></text:span><text:span text:style-name="Emphasis"><text:span text:style-name="T245">8</text:span></text:span><text:span text:style-name="Emphasis"><text:span text:style-name="T241"> </text:span></text:span><text:span text:style-name="Emphasis"><text:span text:style-name="T221">];</text:span></text:span></text:p>
      <text:p text:style-name="P17"><text:span text:style-name="Emphasis"><text:span text:style-name="T253">array</text:span></text:span><text:span text:style-name="Emphasis"><text:span text:style-name="T189">.map</text:span></text:span><text:span text:style-name="Emphasis"><text:span text:style-name="T222">(</text:span></text:span><text:span text:style-name="Emphasis"><text:span text:style-name="T256">item</text:span></text:span><text:span text:style-name="Emphasis"><text:span text:style-name="T222"> </text:span></text:span><text:span text:style-name="Emphasis"><text:span text:style-name="T183">=&gt;</text:span></text:span><text:span text:style-name="Emphasis"><text:span text:style-name="T222"> item *</text:span></text:span><text:span text:style-name="Emphasis"><text:span text:style-name="T257">2</text:span></text:span><text:span text:style-name="Emphasis"><text:span text:style-name="T222"> )</text:span></text:span></text:p>
      <text:p text:style-name="P16"><text:span text:style-name="Emphasis"><text:span text:style-name="T249">Novo</text:span></text:span><text:span text:style-name="Emphasis"><text:span text:style-name="T243"> </text:span></text:span><text:span text:style-name="Emphasis"><text:span text:style-name="T254">array</text:span></text:span><text:span text:style-name="Emphasis"> </text:span><text:span text:style-name="Emphasis"><text:span text:style-name="T250">//</text:span></text:span><text:span text:style-name="Emphasis"><text:span text:style-name="T246">  [ </text:span></text:span><text:span text:style-name="Emphasis"><text:span text:style-name="T247">1</text:span></text:span><text:span text:style-name="Emphasis"><text:span text:style-name="T246">, </text:span></text:span><text:span text:style-name="Emphasis"><text:span text:style-name="T247">4</text:span></text:span><text:span text:style-name="Emphasis"><text:span text:style-name="T246">, </text:span></text:span><text:span text:style-name="Emphasis"><text:span text:style-name="T247">6</text:span></text:span><text:span text:style-name="Emphasis"><text:span text:style-name="T246">, </text:span></text:span><text:span text:style-name="Emphasis"><text:span text:style-name="T248">8</text:span></text:span><text:span text:style-name="Emphasis"><text:span text:style-name="T246">, </text:span></text:span><text:span text:style-name="Emphasis"><text:span text:style-name="T247">10</text:span></text:span><text:span text:style-name="Emphasis"><text:span text:style-name="T246">, </text:span></text:span><text:span text:style-name="Emphasis"><text:span text:style-name="T247">12</text:span></text:span><text:span text:style-name="Emphasis"><text:span text:style-name="T246">, </text:span></text:span><text:span text:style-name="Emphasis"><text:span text:style-name="T247">14</text:span></text:span><text:span text:style-name="Emphasis"><text:span text:style-name="T246">, </text:span></text:span><text:span text:style-name="Emphasis"><text:span text:style-name="T247">16</text:span></text:span><text:span text:style-name="Emphasis"><text:span text:style-name="T246"> ]</text:span></text:span></text:p>
      <text:p text:style-name="Standard"><text:span text:style-name="Emphasis"><text:span text:style-name="T293"/></text:span></text:p>
      <text:p text:style-name="Standard"><text:span text:style-name="Emphasis"><text:span text:style-name="T293"/></text:span></text:p>
      <text:p text:style-name="Standard"><text:span text:style-name="Emphasis"><text:span text:style-name="T293">MVC </text:span></text:span></text:p>
      <text:p text:style-name="Standard"><text:span text:style-name="Emphasis"><text:span text:style-name="T77">C - </text:span></text:span><text:span text:style-name="Emphasis"><text:span text:style-name="T154">c</text:span></text:span><text:span text:style-name="Emphasis"><text:span text:style-name="T155">ontroller</text:span></text:span><text:span text:style-name="Emphasis"><text:span text:style-name="T164"> é aquele que recebe as ações do usuário e que sabe interagir com o modelo. </text:span></text:span><text:span text:style-name="Emphasis"><text:span text:style-name="T165">O </text:span></text:span><text:span text:style-name="Emphasis"><text:span text:style-name="T164">controller é a ponte de ligação entre a view e o modelo.</text:span></text:span></text:p>
      <text:p text:style-name="Standard"><text:span text:style-name="Emphasis"><text:span text:style-name="T78">M</text:span></text:span><text:span text:style-name="Emphasis"><text:span text:style-name="T293"> - </text:span></text:span><text:span text:style-name="Emphasis"><text:span text:style-name="T70">É</text:span></text:span><text:span text:style-name="Emphasis"><text:span text:style-name="T166"> o modelo, uma abstração do mundo real, os dados da aplicação e suas regras de negócio.</text:span></text:span></text:p>
      <text:p text:style-name="Standard"><text:span text:style-name="Emphasis"><text:span text:style-name="T78">V -</text:span></text:span><text:span text:style-name="Emphasis"><text:span text:style-name="T79"> </text:span></text:span><text:span text:style-name="Emphasis"><text:span text:style-name="T167">A </text:span></text:span><text:span text:style-name="Emphasis"><text:span text:style-name="T80">View</text:span></text:span><text:span text:style-name="Emphasis"><text:span text:style-name="T167"> é a representação do modelo em alguma tecnologia, por exemplo, HTML.</text:span></text:span></text:p>
      <text:p text:style-name="Standard"><text:span text:style-name="Emphasis"><text:span text:style-name="T293"/></text:span></text:p>
      <text:p text:style-name="Standard"><text:span text:style-name="Emphasis"><text:span text:style-name="T81">Método </text:span></text:span><text:span text:style-name="Emphasis"><text:span text:style-name="T168">reverse</text:span></text:span><text:span text:style-name="Emphasis"><text:span text:style-name="T169">()</text:span></text:span><text:span text:style-name="Emphasis"><text:span text:style-name="T81"> – inverte a ordem</text:span></text:span></text:p>
      <text:p text:style-name="Standard"><text:span text:style-name="Emphasis"><text:span text:style-name="T293"/></text:span></text:p>
      <text:p text:style-name="Standard"><text:span text:style-name="Emphasis"><text:span text:style-name="T295"/></text:span></text:p>
      <text:p text:style-name="Standard"><text:span text:style-name="Emphasis"><text:span text:style-name="T295">– </text:span></text:span><text:span text:style-name="Emphasis"><text:span text:style-name="T297">U</text:span></text:span><text:span text:style-name="Emphasis"><text:span text:style-name="T295">ma classe sem metodos não precisa ser instanciad</text:span></text:span><text:span text:style-name="Emphasis"><text:span text:style-name="T298">a</text:span></text:span></text:p>
      <text:p text:style-name="Standard"><text:soft-page-break/><text:span text:style-name="Emphasis"><text:span text:style-name="T82">– M</text:span></text:span><text:span text:style-name="Emphasis"><text:span text:style-name="T83">é</text:span></text:span><text:span text:style-name="Emphasis"><text:span text:style-name="T82">todos estaticos </text:span></text:span><text:span text:style-name="Emphasis"><text:span text:style-name="T210">static</text:span></text:span><text:span text:style-name="Emphasis"><text:span text:style-name="T82"> não precisam ser instanciados</text:span></text:span></text:p>
      <text:p text:style-name="Standard"><text:span text:style-name="Emphasis"><text:span text:style-name="T84"/></text:span></text:p>
      <text:p text:style-name="Standard"><text:span text:style-name="Emphasis"><text:span text:style-name="T293"><text:s/></text:span></text:span></text:p>
      <text:p text:style-name="Standard"><text:span text:style-name="Emphasis"><text:span text:style-name="Source_20_Text"><text:span text:style-name="T17">toUpperCase</text:span></text:span></text:span><text:span text:style-name="Emphasis"><text:span text:style-name="Source_20_Text"><text:span text:style-name="T147">()</text:span></text:span></text:span></text:p>
      <text:p text:style-name="Standard"><text:span text:style-name="Emphasis"><text:span text:style-name="T295">Converte todos os caracteres do alfabeto de uma cadeia de caracteres em letras maiúsculas.</text:span></text:span></text:p>
      <text:p text:style-name="Standard"><text:span text:style-name="Emphasis"><text:span text:style-name="T293"/></text:span></text:p>
      <text:p text:style-name="Standard"><text:span text:style-name="Emphasis"><text:span text:style-name="T63">CONCATENAÇÃO</text:span></text:span><text:span text:style-name="Emphasis"><text:span text:style-name="T64"> : </text:span></text:span><text:span text:style-name="Emphasis"><text:span text:style-name="T191">varriavel</text:span></text:span><text:span text:style-name="Emphasis"><text:span text:style-name="T64"> </text:span></text:span><text:span text:style-name="Emphasis"><text:span text:style-name="T163">= </text:span></text:span><text:span text:style-name="Emphasis"><text:span text:style-name="T196">“seu” </text:span></text:span><text:span text:style-name="Emphasis"><text:span text:style-name="T201">+</text:span></text:span><text:span text:style-name="Emphasis"><text:span text:style-name="T196"> nome + “e” </text:span></text:span><text:span text:style-name="Emphasis"><text:span text:style-name="T201">+</text:span></text:span><text:span text:style-name="Emphasis"><text:span text:style-name="T196"> sobrenome;</text:span></text:span></text:p>
      <text:p text:style-name="Standard"><text:span text:style-name="Emphasis"><text:span text:style-name="T85">T</text:span></text:span><text:span text:style-name="Emphasis"><text:span text:style-name="T86">emplate string:</text:span></text:span><text:span text:style-name="Emphasis"><text:span text:style-name="T162"> </text:span></text:span><text:span text:style-name="Emphasis"><text:span text:style-name="T192">${</text:span></text:span><text:span text:style-name="Emphasis"><text:span text:style-name="T197">nome</text:span></text:span><text:span text:style-name="Emphasis"><text:span text:style-name="T192">}/${</text:span></text:span><text:span text:style-name="Emphasis"><text:span text:style-name="T197">sobrenome</text:span></text:span><text:span text:style-name="Emphasis"><text:span text:style-name="T192">}/${</text:span></text:span><text:span text:style-name="Emphasis"><text:span text:style-name="T197">idade</text:span></text:span><text:span text:style-name="Emphasis"><text:span text:style-name="T192">}</text:span></text:span></text:p>
      <text:p text:style-name="P7"><text:span text:style-name="Emphasis"><text:span text:style-name="T295">let nome = 'Rodrigo';</text:span></text:span></text:p>
      <text:p text:style-name="P7"><text:span text:style-name="Emphasis"><text:span text:style-name="T295">let sobrenome = 'Barbosa';</text:span></text:span></text:p>
      <text:p text:style-name="P7"><text:span text:style-name="Emphasis"><text:span text:style-name="T295">let frase = `${nome} ${sobrenome} é de mais`;</text:span></text:span></text:p>
      <text:p text:style-name="P7"><text:span text:style-name="Emphasis"><text:span text:style-name="T295">console.log(frase);</text:span></text:span></text:p>
      <text:p text:style-name="P7"><text:span text:style-name="Emphasis"><text:span text:style-name="T170">``</text:span></text:span><text:span text:style-name="Emphasis"><text:span text:style-name="T21"> </text:span></text:span><text:span text:style-name="Emphasis"><text:span text:style-name="T12">(backtick)</text:span></text:span><text:span text:style-name="Emphasis"><text:span text:style-name="T170"> </text:span></text:span><text:span text:style-name="Emphasis"><text:span text:style-name="T71">- Para funcionar </text:span></text:span><text:span text:style-name="Emphasis"><text:span text:style-name="T84"><text:s/></text:span></text:span></text:p>
      <text:p text:style-name="Standard"><text:span text:style-name="Emphasis"><text:span text:style-name="T293"/></text:span></text:p>
      <text:p text:style-name="Standard"><text:span text:style-name="Emphasis"><text:span text:style-name="T299">Programação defenciva:</text:span></text:span></text:p>
      <text:p text:style-name="Standard"><text:span text:style-name="Emphasis"><text:span text:style-name="T218"><text:s text:c="4"/></text:span></text:span><text:span text:style-name="Emphasis"><text:span text:style-name="T220">Em </text:span></text:span><text:span text:style-name="Emphasis"><text:span text:style-name="Source_20_Text"><text:span text:style-name="T220">ListaNegociacoes.js</text:span></text:span></text:span><text:span text:style-name="Emphasis"><text:span text:style-name="T220">, usaremos um truque: daremos um </text:span></text:span><text:span text:style-name="Emphasis"><text:span text:style-name="Source_20_Text"><text:span text:style-name="T220">return</text:span></text:span></text:span><text:span text:style-name="Emphasis"><text:span text:style-name="T220"> com array vazio, seguido pelo método </text:span></text:span><text:span text:style-name="Emphasis"><text:span text:style-name="Source_20_Text"><text:span text:style-name="T226">concat()</text:span></text:span></text:span><text:span text:style-name="Emphasis"><text:span text:style-name="T226">:</text:span></text:span></text:p>
      <text:p text:style-name="Standard"><text:span text:style-name="Source_20_Text"><text:span text:style-name="T139">get</text:span></text:span><text:span text:style-name="Source_20_Text"><text:span text:style-name="T14"> </text:span></text:span><text:span text:style-name="Source_20_Text"><text:span text:style-name="T225">negociacoes</text:span></text:span><text:span text:style-name="Source_20_Text"><text:span text:style-name="T146">()</text:span></text:span><text:span text:style-name="Source_20_Text"><text:span text:style-name="T14"> </text:span></text:span><text:span text:style-name="Source_20_Text"><text:span text:style-name="T146">{</text:span></text:span></text:p>
      <text:p text:style-name="Standard"><text:span text:style-name="Source_20_Text"><text:span text:style-name="T139"><text:tab/>return</text:span></text:span><text:span text:style-name="Source_20_Text"><text:span text:style-name="T14"> </text:span></text:span><text:span text:style-name="Source_20_Text"><text:span text:style-name="T146">[].</text:span></text:span><text:span text:style-name="Source_20_Text"><text:span text:style-name="T14">concat</text:span></text:span><text:span text:style-name="Source_20_Text"><text:span text:style-name="T146">(</text:span></text:span><text:span text:style-name="Source_20_Text"><text:span text:style-name="T139">this</text:span></text:span><text:span text:style-name="Source_20_Text"><text:span text:style-name="T146">.</text:span></text:span><text:span text:style-name="Source_20_Text"><text:span text:style-name="T14">_negociacoes</text:span></text:span><text:span text:style-name="Source_20_Text"><text:span text:style-name="T146">);</text:span></text:span></text:p>
      <text:p text:style-name="P4">}</text:p>
      <text:p text:style-name="Standard"><text:span text:style-name="T223"><text:s text:c="4"/>Ao passarmos o </text:span><text:span text:style-name="Source_20_Text"><text:span text:style-name="T223">this._negociacoes</text:span></text:span><text:span text:style-name="T223"> dentro do </text:span><text:span text:style-name="Source_20_Text"><text:span text:style-name="T223">concat()</text:span></text:span><text:span text:style-name="T223">, o retorno será uma nova lista, um novo </text:span><text:span text:style-name="Emphasis"><text:span text:style-name="T224">array</text:span></text:span><text:span text:style-name="T223">. Agora s</text:span><text:span text:style-name="T219">e tentarmos usar o </text:span><text:span text:style-name="Source_20_Text"><text:span text:style-name="T219">push()</text:span></text:span><text:span text:style-name="T219"> do </text:span><text:span text:style-name="Source_20_Text"><text:span text:style-name="T219">NegociacaoController</text:span></text:span><text:span text:style-name="T219">, só conseguiremos fazer a alteração na cópia da lista, mas não na original.</text:span></text:p>
      <text:p text:style-name="Standard"><text:span text:style-name="Emphasis"><text:span text:style-name="T293"/></text:span></text:p>
      <text:p text:style-name="Standard"><text:span text:style-name="Emphasis"><text:span text:style-name="T293"/></text:span></text:p>
      <text:p text:style-name="Standard"><text:span text:style-name="Emphasis"><text:span text:style-name="T193">InnerHTML </text:span></text:span><text:span text:style-name="Emphasis"><text:span text:style-name="T65">– </text:span></text:span><text:span text:style-name="Emphasis"><text:span text:style-name="T72">Adiciona elementos no DOM</text:span></text:span></text:p>
      <text:p text:style-name="Standard"><text:span text:style-name="Emphasis"><text:span text:style-name="T293"/></text:span></text:p>
      <text:p text:style-name="Standard"><text:span text:style-name="Emphasis"><text:span text:style-name="T195">join(‘’)</text:span></text:span><text:span text:style-name="Emphasis"><text:span text:style-name="T192"> </text:span></text:span><text:span text:style-name="Emphasis"><text:span text:style-name="T75">- </text:span></text:span><text:span text:style-name="Emphasis"><text:span text:style-name="T76">T</text:span></text:span><text:span text:style-name="Emphasis"><text:span text:style-name="T73">ransforma array em string, nessa caso separado por espaços vazios (‘’) ou por traços (-) </text:span></text:span><text:span text:style-name="Emphasis"><text:span text:style-name="T74">etc.</text:span></text:span></text:p>
      <text:p text:style-name="Standard"><text:span text:style-name="Emphasis"><text:span text:style-name="T293"/></text:span></text:p>
      <text:p text:style-name="Standard"><text:span text:style-name="Emphasis"><text:span text:style-name="T293"/></text:span></text:p>
      <text:p text:style-name="Standard"><text:span text:style-name="Emphasis"><text:span text:style-name="Source_20_Text"><text:span text:style-name="T192">reduce()</text:span></text:span></text:span><text:span text:style-name="Emphasis"><text:span text:style-name="T58"> -</text:span></text:span><text:span text:style-name="Emphasis"><text:span text:style-name="T50"> </text:span></text:span><text:span text:style-name="Emphasis"><text:span text:style-name="T51">I</text:span></text:span><text:span text:style-name="Emphasis"><text:span text:style-name="T50">rá processar o array e no fim, disponibiliza um único resultado. </text:span></text:span></text:p>
      <text:p text:style-name="P13"><text:span text:style-name="Emphasis"><text:span text:style-name="T41"><text:s text:c="3"/>o segundo parâmetro da função </text:span></text:span><text:span text:style-name="Source_20_Text"><text:span text:style-name="T192">reduce(</text:span></text:span><text:span text:style-name="Source_20_Text"><text:span text:style-name="T194">)</text:span></text:span><text:span text:style-name="Source_20_Text"><text:span text:style-name="T192"> </text:span></text:span><text:span text:style-name="Emphasis"><text:span text:style-name="T41">será a inicialização da variável </text:span></text:span><text:span text:style-name="Emphasis"><text:span text:style-name="Source_20_Text"><text:span text:style-name="T40">total</text:span></text:span></text:span><text:span text:style-name="Emphasis"><text:span text:style-name="T41">.</text:span></text:span></text:p>
      <text:p text:style-name="P13"><text:span text:style-name="Source_20_Text"><text:span text:style-name="T192">reduce(</text:span></text:span><text:span text:style-name="Source_20_Text"><text:span text:style-name="T199">(</text:span></text:span><text:span text:style-name="Source_20_Text"><text:span text:style-name="T212">total</text:span></text:span><text:span text:style-name="Source_20_Text"><text:span text:style-name="T198">, </text:span></text:span><text:span text:style-name="Source_20_Text"><text:span text:style-name="T212">negociacao</text:span></text:span><text:span text:style-name="Source_20_Text"><text:span text:style-name="T199">)</text:span></text:span><text:span text:style-name="Source_20_Text"><text:span text:style-name="T200"> =&gt; total + negociacao</text:span></text:span><text:span text:style-name="Source_20_Text"><text:span text:style-name="T199"> </text:span></text:span><text:span text:style-name="Source_20_Text"><text:span text:style-name="T211">0,0</text:span></text:span><text:span text:style-name="Source_20_Text"><text:span text:style-name="T192">)</text:span></text:span></text:p>
      <text:p text:style-name="P5"><text:span text:style-name="Source_20_Text"><text:span text:style-name="T192"/></text:span></text:p>
      <text:p text:style-name="Standard"><text:span text:style-name="Emphasis"><text:span text:style-name="T293"><text:tab/></text:span></text:span></text:p>
      <text:p text:style-name="Standard"><text:span text:style-name="Emphasis"><text:span text:style-name="T292">super(elemento)</text:span></text:span><text:span text:style-name="Emphasis"><text:span text:style-name="T295"> – </text:span></text:span><text:span text:style-name="Emphasis"><text:span text:style-name="T296">Envia um elemento para a classe Pai</text:span></text:span></text:p>
      <text:p text:style-name="P12"><text:span text:style-name="Emphasis"><text:span text:style-name="T52">A palavra </text:span></text:span><text:span text:style-name="Emphasis"><text:span text:style-name="Source_20_Text"><text:span text:style-name="T202">super</text:span></text:span></text:span><text:span text:style-name="Emphasis"><text:span text:style-name="T52">, nos dá acesso à </text:span></text:span><text:span text:style-name="Emphasis"><text:span text:style-name="Strong_20_Emphasis"><text:span text:style-name="T60">superclasse</text:span></text:span></text:span><text:span text:style-name="Emphasis"><text:span text:style-name="T52">, ou seja, a classe que foi herdada</text:span></text:span></text:p>
      <text:p text:style-name="Standard"><text:span text:style-name="Emphasis"><text:span text:style-name="T296"/></text:span></text:p>
      <text:p text:style-name="P10"><text:span text:style-name="Emphasis"><text:span text:style-name="T55">A chamada do construtor da classe pai deve ser a primeira instrução no construtor da classe filha.</text:span></text:span></text:p>
      <text:p text:style-name="P24"><text:span text:style-name="Source_20_Text"><text:span text:style-name="T22">constructor</text:span></text:span><text:span text:style-name="Source_20_Text"><text:span text:style-name="T148">(</text:span></text:span><text:span text:style-name="Source_20_Text"><text:span text:style-name="T22">nome</text:span></text:span><text:span text:style-name="Source_20_Text"><text:span text:style-name="T148">,</text:span></text:span><text:span text:style-name="Source_20_Text"><text:span text:style-name="T22"> funcionario</text:span></text:span><text:span text:style-name="Source_20_Text"><text:span text:style-name="T148">)</text:span></text:span><text:span text:style-name="Source_20_Text"><text:span text:style-name="T22"> </text:span></text:span><text:span text:style-name="Source_20_Text"><text:span text:style-name="T148">{</text:span></text:span></text:p>
      <text:p text:style-name="P10"><text:soft-page-break/><text:span text:style-name="T300"><text:tab/></text:span><text:span text:style-name="Source_20_Text"><text:span text:style-name="T140">super</text:span></text:span><text:span text:style-name="Source_20_Text"><text:span text:style-name="T148">(</text:span></text:span><text:span text:style-name="Source_20_Text"><text:span text:style-name="T22">nome</text:span></text:span><text:span text:style-name="Source_20_Text"><text:span text:style-name="T148">);</text:span></text:span></text:p>
      <text:p text:style-name="P10"><text:span text:style-name="T300"><text:tab/></text:span><text:span text:style-name="Source_20_Text"><text:span text:style-name="T140">this</text:span></text:span><text:span text:style-name="Source_20_Text"><text:span text:style-name="T148">.</text:span></text:span><text:span text:style-name="Source_20_Text"><text:span text:style-name="T22">_funcionario </text:span></text:span><text:span text:style-name="Source_20_Text"><text:span text:style-name="T148">=</text:span></text:span><text:span text:style-name="Source_20_Text"><text:span text:style-name="T22"> funcionario</text:span></text:span><text:span text:style-name="Source_20_Text"><text:span text:style-name="T148">;</text:span></text:span></text:p>
      <text:p text:style-name="P11">}</text:p>
      <text:p text:style-name="P10"><text:span text:style-name="Emphasis"><text:span text:style-name="T23"/></text:span></text:p>
      <text:p text:style-name="P6"><text:span text:style-name="Emphasis"><text:span text:style-name="T270">– Classe pai deve ser carregada antes das classes filha</text:span></text:span><text:span text:style-name="Emphasis"><text:span text:style-name="T271">s</text:span></text:span><text:span text:style-name="Emphasis"><text:span text:style-name="T270"> no html</text:span></text:span></text:p>
      <text:p text:style-name="P6"><text:span text:style-name="Emphasis"><text:span text:style-name="T56">– Lembrando que um método da classe filha sobrescreve métodos da classe pai.</text:span></text:span></text:p>
      <text:p text:style-name="P6"><text:span text:style-name="Emphasis"><text:span text:style-name="T56"/></text:span></text:p>
      <text:p text:style-name="P6"><text:span text:style-name="Emphasis"><text:span text:style-name="T56"/></text:span></text:p>
      <text:p text:style-name="P6"><text:span text:style-name="Emphasis"><text:span text:style-name="T87">arrow function</text:span></text:span><text:span text:style-name="Emphasis"><text:span text:style-name="T53"> </text:span></text:span><text:span text:style-name="Emphasis"><text:span text:style-name="T91">também tem um característica peculiar: o escopo de </text:span></text:span><text:span text:style-name="Emphasis"><text:span text:style-name="Source_20_Text"><text:span text:style-name="T35">this</text:span></text:span></text:span><text:span text:style-name="Emphasis"><text:span text:style-name="T53"> </text:span></text:span><text:span text:style-name="Emphasis"><text:span text:style-name="T91">é </text:span></text:span><text:span text:style-name="Emphasis"><text:span text:style-name="Strong_20_Emphasis"><text:span text:style-name="T110">léxico</text:span></text:span></text:span><text:span text:style-name="Emphasis"><text:span text:style-name="T91">, em vez de ser dinâmico como a outra função. Isto significa que o </text:span></text:span><text:span text:style-name="Emphasis"><text:span text:style-name="Source_20_Text"><text:span text:style-name="T35">this</text:span></text:span></text:span><text:span text:style-name="Emphasis"><text:span text:style-name="T53"> </text:span></text:span><text:span text:style-name="Emphasis"><text:span text:style-name="T91">não mudará de acordo com o contexto.</text:span></text:span><text:span text:style-name="Emphasis"><text:span text:style-name="T53"> </text:span></text:span></text:p>
      <text:p text:style-name="P6"><text:span text:style-name="Emphasis"><text:span text:style-name="T91"/></text:span></text:p>
      <text:p text:style-name="P9"><text:span text:style-name="Emphasis"><text:span text:style-name="T91">Da maneira como estruturamos o código, o  </text:span></text:span><text:span text:style-name="Emphasis"><text:span text:style-name="Source_20_Text"><text:span text:style-name="T216">this</text:span></text:span></text:span><text:span text:style-name="Emphasis"><text:span text:style-name="T53">  </text:span></text:span><text:span text:style-name="Emphasis"><text:span text:style-name="T91">será </text:span></text:span></text:p>
      <text:p text:style-name="P9"><text:span text:style-name="Emphasis"><text:span text:style-name="Source_20_Text"><text:span text:style-name="T36">NegociacaoController</text:span></text:span></text:span><text:span text:style-name="Emphasis"><text:span text:style-name="T59"> </text:span></text:span><text:span text:style-name="Emphasis"><text:span text:style-name="T91">- esta condição será mantida independente do local em que chamemos a </text:span></text:span><text:span text:style-name="Emphasis"><text:span text:style-name="T87">arrow function</text:span></text:span><text:span text:style-name="Emphasis"><text:span text:style-name="T91">, porque ela está amarrada a um escopo imutável.</text:span></text:span><text:span text:style-name="Emphasis"><text:span text:style-name="T53"><text:tab/></text:span></text:span></text:p>
      <text:p text:style-name="P6"><text:span text:style-name="Emphasis"><text:span text:style-name="T53"/></text:span></text:p>
      <text:p text:style-name="P6"><text:span text:style-name="Emphasis"><text:span text:style-name="Source_20_Text"><text:span text:style-name="T216">this</text:span></text:span></text:span><text:span text:style-name="Emphasis"><text:span text:style-name="T18"> </text:span></text:span><text:span text:style-name="Emphasis"><text:span text:style-name="T92">é </text:span></text:span><text:span text:style-name="Emphasis"><text:span text:style-name="T91">dinâmico, ou seja, </text:span></text:span><text:span text:style-name="Emphasis"><text:span text:style-name="Strong_20_Emphasis"><text:span text:style-name="T110">seu valor é definido no momento em que a função é chamada, jamais no momento em que é declarada</text:span></text:span></text:span><text:span text:style-name="Emphasis"><text:span text:style-name="T91">.</text:span></text:span></text:p>
      <text:p text:style-name="P6"><text:span text:style-name="Emphasis"><text:span text:style-name="T53"/></text:span></text:p>
      <text:p text:style-name="P8"><text:span text:style-name="Emphasis"><text:span text:style-name="T93">U</text:span></text:span><text:span text:style-name="Emphasis"><text:span text:style-name="T92">ma </text:span></text:span><text:span text:style-name="Emphasis"><text:span text:style-name="T87">arrow function</text:span></text:span><text:span text:style-name="Emphasis"><text:span text:style-name="T54"> </text:span></text:span><text:span text:style-name="Emphasis"><text:span text:style-name="T92">possui um </text:span></text:span><text:span text:style-name="Emphasis"><text:span text:style-name="Source_20_Text"><text:span text:style-name="T216">this</text:span></text:span></text:span><text:span text:style-name="Emphasis"><text:span text:style-name="T214"> </text:span></text:span><text:span text:style-name="Emphasis"><text:span text:style-name="T92">estático, ou seja, </text:span></text:span><text:span text:style-name="Emphasis"><text:span text:style-name="T87">que nunca muda, seu valor é determinado no local onde a arrow function for definida!</text:span></text:span></text:p>
      <text:p text:style-name="P8"><text:span text:style-name="Emphasis"><text:span text:style-name="T87"/></text:span></text:p>
      <text:p text:style-name="P8"><text:span text:style-name="Emphasis"><text:span text:style-name="T87"/></text:span></text:p>
      <text:p text:style-name="P44"><text:span text:style-name="Emphasis"><text:span text:style-name="Source_20_Text"><text:span text:style-name="T5"><text:s/></text:span></text:span></text:span><text:span text:style-name="Emphasis"><text:span text:style-name="Source_20_Text"><text:span text:style-name="T37">A </text:span></text:span></text:span><text:span text:style-name="Emphasis"><text:span text:style-name="Source_20_Text"><text:span text:style-name="T122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22">let</text:span></text:span></text:span><text:span text:style-name="Emphasis"><text:span text:style-name="Source_20_Text"><text:span text:style-name="T27"> </text:span></text:span></text:span><text:span text:style-name="Emphasis"><text:span text:style-name="Source_20_Text"><text:span text:style-name="T141">self</text:span></text:span></text:span><text:span text:style-name="Emphasis"><text:span text:style-name="Source_20_Text"><text:span text:style-name="T27"> </text:span></text:span></text:span><text:span text:style-name="Emphasis"><text:span text:style-name="Source_20_Text"><text:span text:style-name="T122">=</text:span></text:span></text:span><text:span text:style-name="Emphasis"><text:span text:style-name="Source_20_Text"><text:span text:style-name="T27"> </text:span></text:span></text:span><text:span text:style-name="Emphasis"><text:span text:style-name="Source_20_Text"><text:span text:style-name="T141">this</text:span></text:span></text:span><text:span text:style-name="Emphasis"><text:span text:style-name="Source_20_Text"><text:span text:style-name="T122">;</text:span></text:span></text:span></text:p>
      <text:p text:style-name="P35"><text:span text:style-name="Emphasis"><text:span text:style-name="T88"/></text:span></text:p>
      <text:p text:style-name="P35"><text:span text:style-name="Emphasis"><text:span text:style-name="T94">A </text:span></text:span><text:span text:style-name="Emphasis"><text:span text:style-name="T112">composição</text:span></text:span><text:span text:style-name="Emphasis"><text:span text:style-name="T94"> tem a vantagem de podermos escolher quais métodos queremos reaproveitar, diferente da </text:span></text:span><text:span text:style-name="Emphasis"><text:span text:style-name="T112">herança</text:span></text:span><text:span text:style-name="Emphasis"><text:span text:style-name="T94"> que é tudo ou nada.</text:span></text:span></text:p>
      <text:p text:style-name="P35"><text:span text:style-name="Emphasis"><text:span text:style-name="T94"/></text:span></text:p>
      <text:p text:style-name="P35"><text:span text:style-name="Emphasis"><text:span text:style-name="T94">Com </text:span></text:span><text:span text:style-name="Emphasis"><text:span text:style-name="T112">mixin</text:span></text:span><text:span text:style-name="Emphasis"><text:span text:style-name="T94"> podemos "pegar emprestado" o método de outra classe sem termos que ter uma instância dessa classe como é o caso de </text:span></text:span><text:span text:style-name="Emphasis"><text:span text:style-name="T112">composição</text:span></text:span></text:p>
      <text:p text:style-name="P35"><text:span text:style-name="Emphasis"><text:span text:style-name="T112"/></text:span></text:p>
      <text:p text:style-name="P36"><text:soft-page-break/><text:span text:style-name="Emphasis"><text:span text:style-name="T119">O</text:span></text:span><text:span text:style-name="Emphasis"><text:span text:style-name="T120"> padrão de projeto </text:span></text:span><text:span text:style-name="Emphasis"><text:span text:style-name="T121">Proxy</text:span></text:span><text:span text:style-name="Emphasis"><text:span text:style-name="T120"> nada mais é do que um objeto "</text:span></text:span><text:span text:style-name="Emphasis"><text:span text:style-name="T121">falso</text:span></text:span><text:span text:style-name="Emphasis"><text:span text:style-name="T120">", "</text:span></text:span><text:span text:style-name="Emphasis"><text:span text:style-name="T121">mentiroso</text:span></text:span><text:span text:style-name="Emphasis"><text:span text:style-name="T120">", que envolve e encapsula o objeto real que queremos interagir.</text:span></text:span></text:p>
      <text:p text:style-name="P36"><text:span text:style-name="Emphasis"><text:span text:style-name="T114"/></text:span></text:p>
      <text:p text:style-name="P37"><text:span text:style-name="Emphasis"><text:span text:style-name="T204">New proxy(negociacao, {</text:span></text:span><text:span text:style-name="Emphasis"><text:span text:style-name="T25">handler</text:span></text:span><text:span text:style-name="Emphasis"><text:span text:style-name="T204">});</text:span></text:span><text:span text:style-name="Emphasis"><text:span text:style-name="T115"> – </text:span></text:span><text:span text:style-name="Emphasis"><text:span text:style-name="T116">P</text:span></text:span><text:span text:style-name="Emphasis"><text:span text:style-name="T115">rimeiro parametro é o que o </text:span></text:span><text:span text:style-name="Emphasis"><text:span text:style-name="T203">proxy</text:span></text:span><text:span text:style-name="Emphasis"><text:span text:style-name="T115"> vai encapsular, </text:span></text:span><text:span text:style-name="Emphasis"><text:span text:style-name="T117">e o segundo é o </text:span></text:span><text:span text:style-name="Emphasis"><text:span text:style-name="T24"> </text:span></text:span><text:span text:style-name="Emphasis"><text:span text:style-name="T205">handler.</text:span></text:span></text:p>
      <text:p text:style-name="P36"><text:span text:style-name="Emphasis"><text:span text:style-name="T89"> Handler –</text:span></text:span><text:span text:style-name="Emphasis"><text:span text:style-name="T101"> É </text:span></text:span><text:span text:style-name="Emphasis"><text:span text:style-name="T102">aonde fica as armadilhas</text:span></text:span></text:p>
      <text:p text:style-name="P38"><text:span text:style-name="Source_20_Text"><text:span text:style-name="T261">T</text:span></text:span><text:span text:style-name="Emphasis"><text:span text:style-name="Source_20_Text"><text:span text:style-name="T262">arget</text:span></text:span></text:span><text:span text:style-name="Emphasis"><text:span text:style-name="Source_20_Text"><text:span text:style-name="T124"> – </text:span></text:span></text:span><text:span text:style-name="Emphasis"><text:span text:style-name="T103">uma referência ao objeto original que está encapsulado pelo Proxy</text:span></text:span></text:p>
      <text:p text:style-name="P38"><text:span text:style-name="Emphasis"><text:span text:style-name="Source_20_Text"><text:span text:style-name="T261">P</text:span></text:span></text:span><text:span text:style-name="Emphasis"><text:span text:style-name="Source_20_Text"><text:span text:style-name="T262">rop</text:span></text:span></text:span><text:span text:style-name="Emphasis"><text:span text:style-name="T103"> – </text:span></text:span><text:span text:style-name="Emphasis"><text:span text:style-name="T105">propriedade </text:span></text:span><text:span text:style-name="Emphasis"><text:span text:style-name="T103">que está sendo acessada</text:span></text:span></text:p>
      <text:p text:style-name="P40"><text:span text:style-name="Emphasis"><text:span text:style-name="T263">value</text:span></text:span><text:span text:style-name="Emphasis"><text:span text:style-name="T106"> – algum valor</text:span></text:span></text:p>
      <text:p text:style-name="P38"><text:span text:style-name="Emphasis"><text:span text:style-name="Source_20_Text"><text:span text:style-name="T261">R</text:span></text:span></text:span><text:span text:style-name="Emphasis"><text:span text:style-name="Source_20_Text"><text:span text:style-name="T262">eceiver</text:span></text:span></text:span><text:span text:style-name="Emphasis"><text:span text:style-name="Source_20_Text"><text:span text:style-name="T124"> – </text:span></text:span></text:span><text:span text:style-name="Emphasis"><text:span text:style-name="T103">uma referência para o Proxy. </text:span></text:span></text:p>
      <text:p text:style-name="P38"><text:span text:style-name="Emphasis"><text:span text:style-name="T103"/></text:span></text:p>
      <text:p text:style-name="P39"><text:span text:style-name="Emphasis"><text:span text:style-name="T258">Get</text:span></text:span><text:span text:style-name="Emphasis"><text:span text:style-name="T104"> – somente leitura</text:span></text:span></text:p>
      <text:p text:style-name="P39"><text:span text:style-name="Emphasis"><text:span text:style-name="T258">Set</text:span></text:span><text:span text:style-name="Emphasis"><text:span text:style-name="T104"> – alteração</text:span></text:span></text:p>
      <text:p text:style-name="P39"><text:span text:style-name="Emphasis"><text:span text:style-name="T104"/></text:span></text:p>
      <text:p text:style-name="P39"><text:span text:style-name="Emphasis"><text:span text:style-name="T206">${target[prop]}</text:span></text:span><text:span text:style-name="Emphasis"><text:span text:style-name="T107"> – </text:span></text:span><text:span text:style-name="Emphasis"><text:span text:style-name="T104">property dinâmica</text:span></text:span></text:p>
      <text:p text:style-name="P39"><text:span text:style-name="Emphasis"><text:span text:style-name="T104"/></text:span></text:p>
      <text:p text:style-name="P39"><text:span text:style-name="Emphasis"><text:span text:style-name="T108">Q</text:span></text:span><text:span text:style-name="Emphasis"><text:span text:style-name="T104">uando chamamos uma função, o JavaScript fará um </text:span></text:span><text:span text:style-name="Emphasis"><text:span text:style-name="T258">getter</text:span></text:span><text:span text:style-name="Emphasis"><text:span text:style-name="T104"> e após a leitura, será enviada um </text:span></text:span><text:span text:style-name="Emphasis"><text:span text:style-name="Source_20_Text"><text:span text:style-name="T259">apply</text:span></text:span></text:span></text:p>
      <text:p text:style-name="P39"><text:span text:style-name="Source_20_Text"><text:span text:style-name="T259"/></text:span></text:p>
      <text:p text:style-name="P39"><text:span text:style-name="Source_20_Text"><text:span text:style-name="T126">O método </text:span></text:span><text:span text:style-name="Source_20_Text"><text:span text:style-name="Strong_20_Emphasis"><text:span text:style-name="T260">apply()</text:span></text:span></text:span><text:span text:style-name="Source_20_Text"><text:span text:style-name="T38"> </text:span></text:span><text:span text:style-name="Source_20_Text"><text:span text:style-name="T126">chama uma função com um dado valor </text:span></text:span><text:span text:style-name="Source_20_Text"><text:span text:style-name="T217">this</text:span></text:span><text:span text:style-name="Source_20_Text"><text:span text:style-name="T127"> </text:span></text:span><text:span text:style-name="Source_20_Text"><text:span text:style-name="T126">e </text:span></text:span><text:span text:style-name="Source_20_Text"><text:span text:style-name="T207">arguments</text:span></text:span><text:span text:style-name="Source_20_Text"><text:span text:style-name="T127"> </text:span></text:span><text:span text:style-name="Source_20_Text"><text:span text:style-name="T126">providos como um array (ou um objeto parecido com um array).</text:span></text:span></text:p>
      <text:p text:style-name="P45"><text:span text:style-name="Source_20_Text"><text:span text:style-name="T208">arguments</text:span></text:span><text:span text:style-name="Source_20_Text"><text:span text:style-name="T123"> é uma variável implícita que dá acesso à todos os parâmetros recebidos pelo método/função</text:span></text:span></text:p>
      <text:p text:style-name="P39"><text:span text:style-name="Source_20_Text"><text:span text:style-name="T38"/></text:span></text:p>
      <text:p text:style-name="P39"><text:span text:style-name="Source_20_Text"><text:span text:style-name="T95">A</text:span></text:span><text:span text:style-name="Source_20_Text"><text:span text:style-name="T96">rmadilhas serão disparadas mesmo se tentarmos modificar uma propriedade congelada de um objeto, ainda que ele não seja modificado.</text:span></text:span></text:p>
      <text:p text:style-name="P39"><text:span text:style-name="Source_20_Text"><text:span text:style-name="T96"/></text:span></text:p>
      <text:p text:style-name="P39"><text:soft-page-break/><text:span text:style-name="Source_20_Text"><text:span text:style-name="T96">Aprendemos em JavaScript a passar parâmetros para funções e métodos. </text:span></text:span></text:p>
      <text:p text:style-name="P39"><text:span text:style-name="Source_20_Text"><text:span text:style-name="T96"/></text:span></text:p>
      <text:p text:style-name="P39"><text:span text:style-name="Source_20_Text"><text:span text:style-name="T96">Contudo, podemos conseguir o mesmo resultado sem passar parâmetros para a função</text:span></text:span></text:p>
      <text:p text:style-name="P39"><text:span text:style-name="Source_20_Text"><text:span text:style-name="T96">Por mais que nossa função não receba parâmetros, podemos ter acesso aos parâmetros passados com </text:span></text:span><text:span text:style-name="Source_20_Text"><text:span text:style-name="T125">arguments</text:span></text:span><text:span text:style-name="Source_20_Text"><text:span text:style-name="T128">.</text:span></text:span><text:span text:style-name="Source_20_Text"><text:span text:style-name="T113"> </text:span></text:span><text:span text:style-name="Source_20_Text"><text:span text:style-name="T118">É</text:span></text:span><text:span text:style-name="Source_20_Text"><text:span text:style-name="T96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99">er</text:span></text:span><text:span text:style-name="Source_20_Text"><text:span text:style-name="T96">s em JavaScript que podem fazer uso de </text:span></text:span><text:span text:style-name="Source_20_Text"><text:span text:style-name="T125">arguments</text:span></text:span><text:span text:style-name="Source_20_Text"><text:span text:style-name="T128">.</text:span></text:span></text:p>
      <text:p text:style-name="P39"><text:span text:style-name="Source_20_Text"><text:span text:style-name="T96"/></text:span></text:p>
      <text:p text:style-name="P43"><text:span text:style-name="Source_20_Text"><text:span text:style-name="T255">Bind</text:span></text:span><text:span text:style-name="Source_20_Text"><text:span text:style-name="T100"> = Associação – Ligação - interligar</text:span></text:span></text:p>
      <text:p text:style-name="P39"><text:span text:style-name="Source_20_Text"><text:span text:style-name="T96"/></text:span></text:p>
      <text:p text:style-name="P42"><text:span text:style-name="Source_20_Text"><text:span text:style-name="T98">REST</text:span></text:span></text:p>
      <text:p text:style-name="P41"><text:span text:style-name="Source_20_Text"><text:span text:style-name="T97">constructor(tipo, ...itens){</text:span></text:span></text:p>
      <text:p text:style-name="P41"><text:span text:style-name="Source_20_Text"><text:span text:style-name="T97"><text:tab/>//Logica</text:span></text:span></text:p>
      <text:p text:style-name="P41"><text:span text:style-name="Source_20_Text"><text:span text:style-name="T97">}</text:span></text:span></text:p>
      <text:p text:style-name="P41"><text:span text:style-name="Source_20_Text"><text:span text:style-name="T97">let cesta = new Cesta(‘fruta’, ‘Banana’,’tomate’,’maçã’</text:span></text:span><text:span text:style-name="Source_20_Text"><text:span text:style-name="T98">);</text:span></text:span></text:p>
      <text:p text:style-name="P41"><text:span text:style-name="Source_20_Text"><text:span text:style-name="T98"/></text:span></text:p>
      <text:p text:style-name="P46"><text:span text:style-name="Source_20_Text"><text:span text:style-name="T98">tipo : 'fruta';</text:span></text:span></text:p>
      <text:list xml:id="list4158661024" text:style-name="L1">
        <text:list-header>
          <text:p text:style-name="P49"><text:span text:style-name="Source_20_Text"><text:span text:style-name="T90">itens</text:span></text:span><text:span text:style-name="T90"> : </text:span><text:span text:style-name="Source_20_Text"><text:span text:style-name="T90">['banana', 'tomate', 'maçã']</text:span></text:span><text:span text:style-name="T90">.</text:span></text:p>
        </text:list-header>
      </text:list>
      <text:p text:style-name="P48"><text:span text:style-name="Source_20_Text"><text:span text:style-name="T98"/></text:span></text:p>
      <text:p text:style-name="P47"><text:span text:style-name="Source_20_Text"><text:span text:style-name="T98"/></text:span></text:p>
      <text:p text:style-name="P26"><text:span text:style-name="Source_20_Text"><text:span text:style-name="T28">let d </text:span></text:span><text:span text:style-name="Source_20_Text"><text:span text:style-name="T149">=</text:span></text:span><text:span text:style-name="Source_20_Text"><text:span text:style-name="T28"> </text:span></text:span><text:span text:style-name="Source_20_Text"><text:span text:style-name="T264">Array</text:span></text:span><text:span text:style-name="Source_20_Text"><text:span text:style-name="T149">.</text:span></text:span><text:span text:style-name="Source_20_Text"><text:span text:style-name="T142">from</text:span></text:span><text:span text:style-name="Source_20_Text"><text:span text:style-name="T149">(</text:span></text:span><text:span text:style-name="Source_20_Text"><text:span text:style-name="T177">"abc"</text:span></text:span><text:span text:style-name="Source_20_Text"><text:span text:style-name="T149">);</text:span></text:span></text:p>
      <text:p text:style-name="P26"><text:span text:style-name="Source_20_Text"><text:span text:style-name="T151">[</text:span></text:span><text:span text:style-name="Source_20_Text"><text:span text:style-name="T178">"a"</text:span></text:span><text:span text:style-name="Source_20_Text"><text:span text:style-name="T151">,</text:span></text:span><text:span text:style-name="Source_20_Text"><text:span text:style-name="T31"> </text:span></text:span><text:span text:style-name="Source_20_Text"><text:span text:style-name="T178">"b"</text:span></text:span><text:span text:style-name="Source_20_Text"><text:span text:style-name="T151">,</text:span></text:span><text:span text:style-name="Source_20_Text"><text:span text:style-name="T31"> </text:span></text:span><text:span text:style-name="Source_20_Text"><text:span text:style-name="T178">"c"</text:span></text:span><text:span text:style-name="Source_20_Text"><text:span text:style-name="T151">]</text:span></text:span></text:p>
      <text:p text:style-name="P26"/>
      <text:p text:style-name="P26"/>
      <text:p text:style-name="P34">O padrão de projeto <text:span text:style-name="T310">Factory</text:span> ocorre quando temos uma classe que nos ajuda a criar um objeto complexo, ou seja, ela esconde de nós os detalhes de criação desse objeto. É por isso que uma classe <text:span text:style-name="T310">Factory</text:span> possui apenas um método, faz sentido, porque se tivéssemos que <text:soft-page-break/>chamar mais de um para criar um objeto a responsabilidade de sua criação cairia em nosso colo.</text:p>
      <text:p text:style-name="P34"/>
      <text:p text:style-name="P34"/>
      <text:p text:style-name="P29"><text:span text:style-name="T272">Já nosso </text:span><text:span text:style-name="Source_20_Text"><text:span text:style-name="T273">DateHelpe</text:span></text:span><text:span text:style-name="Source_20_Text"><text:span text:style-name="T272">r</text:span></text:span><text:span text:style-name="T272">, que está mais para um </text:span><text:span text:style-name="Source_20_Text"><text:span text:style-name="T273">DateConverter</text:span></text:span></text:p>
      <text:p text:style-name="P29"><text:span text:style-name="Source_20_Text"><text:span text:style-name="T273"/></text:span></text:p>
      <text:p text:style-name="P30"><text:span text:style-name="Source_20_Text"><text:span text:style-name="T276">xhr.open('GET', 'negociacoes/semana'); - </text:span></text:span><text:span text:style-name="Source_20_Text"><text:span text:style-name="T277">Abre conexao</text:span></text:span></text:p>
      <text:p text:style-name="P30"><text:span text:style-name="Source_20_Text"><text:span text:style-name="T276">xhr.send(); - </text:span></text:span><text:span text:style-name="Source_20_Text"><text:span text:style-name="T278">Executa </text:span></text:span></text:p>
      <text:p text:style-name="P30"><text:span text:style-name="Source_20_Text"><text:span text:style-name="T278"/></text:span></text:p>
      <text:p text:style-name="P25"><text:span text:style-name="Source_20_Text"><text:span text:style-name="T306">Então, quais são os estados possíveis de um requisição AJAX? Listaremos abaixo os estados:</text:span></text:span></text:p>
      <text:list xml:id="list3999750751" text:style-name="L2">
        <text:list-item>
          <text:p text:style-name="P50">0: requisição ainda não iniciada</text:p>
        </text:list-item>
        <text:list-item>
          <text:p text:style-name="P50">1: conexão com o servidor estabelecida</text:p>
        </text:list-item>
        <text:list-item>
          <text:p text:style-name="P50">2: requisição recebida</text:p>
        </text:list-item>
        <text:list-item>
          <text:p text:style-name="P50">3: processando requisição</text:p>
        </text:list-item>
        <text:list-item>
          <text:p text:style-name="P50">4: requisição está concluída e a resposta está pronta</text:p>
        </text:list-item>
      </text:list>
      <text:p text:style-name="P30"><text:span text:style-name="Source_20_Text"><text:span text:style-name="T278"/></text:span></text:p>
      <text:p text:style-name="P31"><text:span text:style-name="Source_20_Text"><text:span text:style-name="T279">toda vez que uma requisição AJAX muda,ela chama essa função a baixo:</text:span></text:span></text:p>
      <text:p text:style-name="P27"><text:span text:style-name="Source_20_Text"><text:span text:style-name="T29">xhr</text:span></text:span><text:span text:style-name="Source_20_Text"><text:span text:style-name="T150">.</text:span></text:span><text:span text:style-name="Source_20_Text"><text:span text:style-name="T29">onreadystatechange </text:span></text:span><text:span text:style-name="Source_20_Text"><text:span text:style-name="T150">=</text:span></text:span><text:span text:style-name="Source_20_Text"><text:span text:style-name="T29"> </text:span></text:span><text:span text:style-name="Source_20_Text"><text:span text:style-name="T150">()</text:span></text:span><text:span text:style-name="Source_20_Text"><text:span text:style-name="T29"> </text:span></text:span><text:span text:style-name="Source_20_Text"><text:span text:style-name="T150">=&gt;</text:span></text:span><text:span text:style-name="Source_20_Text"><text:span text:style-name="T29"> </text:span></text:span><text:span text:style-name="Source_20_Text"><text:span text:style-name="T150">{</text:span></text:span></text:p>
      <text:p text:style-name="P27"><text:span text:style-name="Source_20_Text"><text:tab/>//</text:span><text:span text:style-name="Source_20_Text"><text:span text:style-name="T265">algo a ser executado </text:span></text:span></text:p>
      <text:p text:style-name="P28"><text:span text:style-name="Source_20_Text"><text:span text:style-name="T4"><text:tab/>}</text:span></text:span></text:p>
      <text:p text:style-name="P28"><text:span text:style-name="Source_20_Text"><text:span text:style-name="T4">}</text:span></text:span></text:p>
      <text:p text:style-name="P30"><text:span text:style-name="Source_20_Text"><text:span text:style-name="T278"/></text:span></text:p>
      <text:p text:style-name="P32"><text:span text:style-name="Source_20_Text"><text:span text:style-name="T274">JSON.parse()</text:span></text:span><text:span text:style-name="Source_20_Text"><text:span text:style-name="T280"> - </text:span></text:span><text:span text:style-name="Source_20_Text"><text:span text:style-name="T281">C</text:span></text:span><text:span text:style-name="Source_20_Text"><text:span text:style-name="T280">onverte para objetos em JavaScript <text:s/></text:span></text:span></text:p>
      <text:p text:style-name="P32"><text:span text:style-name="Source_20_Text"><text:span text:style-name="T280">.</text:span></text:span><text:span text:style-name="Source_20_Text"><text:span text:style-name="T282">MAP – varre o Array e cria um novo array modificado</text:span></text:span></text:p>
      <text:p text:style-name="P32"><text:span text:style-name="Source_20_Text"><text:span text:style-name="T282"/></text:span></text:p>
      <text:p text:style-name="P33"><text:span text:style-name="Source_20_Text"><text:span text:style-name="T274">JSON.parse().</text:span></text:span><text:span text:style-name="Source_20_Text"><text:span text:style-name="T275">map() - </text:span></text:span><text:span text:style-name="Source_20_Text"><text:span text:style-name="T283">cria objeto, varre os objetos e cria um array com cada objeto</text:span></text:span></text:p>
      <text:p text:style-name="P33"><text:span text:style-name="Source_20_Text"><text:span text:style-name="T283"/></text:span></text:p>
      <text:p text:style-name="P33"><text:soft-page-break/><text:span text:style-name="Source_20_Text"><text:span text:style-name="T309">cb </text:span></text:span><text:span text:style-name="Source_20_Text"><text:span text:style-name="T304">(</text:span></text:span><text:span text:style-name="Source_20_Text"><text:span text:style-name="Emphasis"><text:span text:style-name="T308">callback</text:span></text:span></text:span><text:span text:style-name="Source_20_Text"><text:span text:style-name="T304">)</text:span></text:span></text:p>
      <text:p text:style-name="P33"><text:span text:style-name="Source_20_Text"><text:span text:style-name="T304"/></text:span></text:p>
      <text:p text:style-name="P19"><text:span text:style-name="Source_20_Text"><text:span text:style-name="T311">onreadystatechange </text:span></text:span><text:span text:style-name="Source_20_Text"><text:span text:style-name="T286">=</text:span></text:span><text:span text:style-name="Source_20_Text"><text:span text:style-name="T311"> </text:span></text:span><text:span text:style-name="Source_20_Text"><text:span text:style-name="T290">function</text:span></text:span><text:span text:style-name="Source_20_Text"><text:span text:style-name="T286">()</text:span></text:span><text:span text:style-name="Source_20_Text"><text:span text:style-name="T311"> </text:span></text:span><text:span text:style-name="Source_20_Text"><text:span text:style-name="T286">{</text:span></text:span></text:p>
      <text:p text:style-name="P21"><text:span text:style-name="Source_20_Text"><text:span text:style-name="T6">onreadystatechange</text:span></text:span><text:span text:style-name="Source_20_Text"><text:span text:style-name="T30"> </text:span></text:span><text:span text:style-name="Source_20_Text"><text:span text:style-name="T26">guarda uma função para:</text:span></text:span><text:span text:style-name="Source_20_Text"><text:span text:style-name="T172"> ser executada automaticamente cada vez que há uma alteração no estado da requisição.</text:span></text:span></text:p>
      <text:p text:style-name="P20"><text:span text:style-name="Source_20_Text"><text:span text:style-name="T287">}</text:span></text:span></text:p>
      <text:p text:style-name="P19"><text:span text:style-name="Source_20_Text"><text:span text:style-name="T307"/></text:span></text:p>
      <text:p text:style-name="P18"><text:span text:style-name="Source_20_Text"><text:span text:style-name="T305">Cada status é representado através de um inteiro. Os estados possíveis são:</text:span></text:span></text:p>
      <text:list xml:id="list1018402515" text:style-name="L3">
        <text:list-header>
          <text:p text:style-name="P51">0: requisição ainda não iniciada.</text:p>
          <text:p text:style-name="P51">1: conexão com o servidor estabelecida.</text:p>
          <text:p text:style-name="P51">2: requisição recebida.</text:p>
          <text:p text:style-name="P51">3: processando requisição.</text:p>
          <text:p text:style-name="P52">4: requisição concluída e a resposta esta pronta.</text:p>
        </text:list-header>
      </text:list>
      <text:p text:style-name="P19"><text:span text:style-name="Source_20_Text"><text:span text:style-name="T305"/></text:span></text:p>
      <text:p text:style-name="P23"><text:span text:style-name="Source_20_Text"><text:span text:style-name="Strong_20_Emphasis"><text:span text:style-name="T34">Pirâmide</text:span></text:span></text:span><text:span text:style-name="Source_20_Text"><text:span text:style-name="T109"> </text:span></text:span></text:p>
      <text:p text:style-name="P22"><text:span text:style-name="Source_20_Text"><text:span text:style-name="T109">Costumamos dar o nome de </text:span></text:span><text:span text:style-name="Source_20_Text"><text:span text:style-name="Strong_20_Emphasis"><text:span text:style-name="Emphasis"><text:span text:style-name="T111">Pyramid of Doom</text:span></text:span></text:span></text:span></text:p>
      <text:p text:style-name="P22"><text:span text:style-name="Source_20_Text"><text:span text:style-name="T109">significa </text:span></text:span><text:span text:style-name="Source_20_Text"><text:span text:style-name="Strong_20_Emphasis"><text:span text:style-name="T111">pirâmide do destino</text:span></text:span></text:span></text:p>
      <text:p text:style-name="P22"><text:span text:style-name="Source_20_Text"><text:span text:style-name="T109">A pirâmide é um forte indício de que temos problemas de legitimidade do código, na verdade, é o sintoma de um problema maior, o </text:span></text:span><text:span text:style-name="Source_20_Text"><text:span text:style-name="Strong_20_Emphasis"><text:span text:style-name="Emphasis"><text:span text:style-name="T111">Callback Hell</text:span></text:span></text:span></text:span><text:span text:style-name="Source_20_Text"><text:span text:style-name="T109">. 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5-29T10:31:06.218619526</dc:date>
    <meta:editing-duration>PT22H24M50S</meta:editing-duration>
    <meta:editing-cycles>124</meta:editing-cycles>
    <meta:generator>LibreOffice/5.4.6.2$Linux_X86_64 LibreOffice_project/40m0$Build-2</meta:generator>
    <meta:document-statistic meta:table-count="0" meta:image-count="0" meta:object-count="0" meta:page-count="8" meta:paragraph-count="151" meta:word-count="1421" meta:character-count="8763" meta:non-whitespace-character-count="7413"/>
  </office:meta>
</office:document-meta>
</file>